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>
      <style:text-properties style:font-name-complex="Calibri"/>
    </style:style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T20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>
      <style:text-properties style:font-name-complex="Calibri"/>
    </style:style>
    <style:style style:name="P34" style:parent-style-name="ListParagraph" style:list-style-name="LFO1" style:family="paragraph"/>
    <style:style style:name="P35" style:parent-style-name="ListParagraph" style:list-style-name="LFO1" style:family="paragraph"/>
    <style:style style:name="P36" style:parent-style-name="ListParagraph" style:list-style-name="LFO1" style:family="paragraph"/>
    <style:style style:name="P37" style:parent-style-name="ListParagraph" style:list-style-name="LFO1" style:family="paragraph"/>
    <style:style style:name="P38" style:parent-style-name="ListParagraph" style:list-style-name="LFO1" style:family="paragraph"/>
    <style:style style:name="P39" style:parent-style-name="ListParagraph" style:list-style-name="LFO1" style:family="paragraph"/>
    <style:style style:name="P40" style:parent-style-name="ListParagraph" style:list-style-name="LFO1" style:family="paragraph"/>
    <style:style style:name="P41" style:parent-style-name="ListParagraph" style:list-style-name="LFO1" style:family="paragraph"/>
    <style:style style:name="P42" style:parent-style-name="ListParagraph" style:list-style-name="LFO1" style:family="paragraph"/>
    <style:style style:name="P43" style:parent-style-name="ListParagraph" style:list-style-name="LFO1" style:family="paragraph"/>
    <style:style style:name="P44" style:parent-style-name="ListParagraph" style:list-style-name="LFO1" style:family="paragraph"/>
    <style:style style:name="T45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P46" style:parent-style-name="ListParagraph" style:list-style-name="LFO1" style:family="paragraph"/>
    <style:style style:name="P47" style:parent-style-name="ListParagraph" style:list-style-name="LFO1" style:family="paragraph"/>
    <style:style style:name="P48" style:parent-style-name="ListParagraph" style:list-style-name="LFO1" style:family="paragraph"/>
    <style:style style:name="P49" style:parent-style-name="ListParagraph" style:list-style-name="LFO1" style:family="paragraph"/>
    <style:style style:name="P50" style:parent-style-name="ListParagraph" style:list-style-name="LFO1" style:family="paragraph"/>
    <style:style style:name="P51" style:parent-style-name="ListParagraph" style:list-style-name="LFO1" style:family="paragraph"/>
    <style:style style:name="T52" style:parent-style-name="DefaultParagraphFont" style:family="text">
      <style:text-properties style:font-name-complex="Calibri" fo:color="#222222" fo:background-color="#FFFFFF"/>
    </style:style>
    <style:style style:name="T53" style:parent-style-name="DefaultParagraphFont" style:family="text">
      <style:text-properties style:font-name-complex="Calibri" fo:color="#222222" fo:background-color="#FFFFFF"/>
    </style:style>
    <style:style style:name="T54" style:parent-style-name="DefaultParagraphFont" style:family="text">
      <style:text-properties style:font-name-complex="Calibri" fo:color="#222222" fo:background-color="#FFFFFF"/>
    </style:style>
    <style:style style:name="T55" style:parent-style-name="DefaultParagraphFont" style:family="text">
      <style:text-properties style:font-name-complex="Calibri" fo:color="#222222" fo:background-color="#FFFFFF"/>
    </style:style>
    <style:style style:name="T56" style:parent-style-name="DefaultParagraphFont" style:family="text">
      <style:text-properties style:font-name-complex="Calibri" fo:color="#222222" fo:background-color="#FFFFFF"/>
    </style:style>
    <style:style style:name="T57" style:parent-style-name="DefaultParagraphFont" style:family="text">
      <style:text-properties style:font-name-complex="Calibri" fo:color="#222222" fo:background-color="#FFFFFF"/>
    </style:style>
    <style:style style:name="T58" style:parent-style-name="DefaultParagraphFont" style:family="text">
      <style:text-properties style:font-name-complex="Calibri" fo:color="#222222" fo:background-color="#FFFFFF"/>
    </style:style>
    <style:style style:name="P59" style:parent-style-name="ListParagraph" style:list-style-name="LFO1" style:family="paragraph">
      <style:text-properties style:font-name-complex="Calibri"/>
    </style:style>
    <style:style style:name="P60" style:parent-style-name="ListParagraph" style:list-style-name="LFO1" style:family="paragraph">
      <style:text-properties style:font-name-complex="Calibri"/>
    </style:style>
    <style:style style:name="P61" style:parent-style-name="ListParagraph" style:list-style-name="LFO1" style:family="paragraph">
      <style:text-properties style:font-name-complex="Calibri"/>
    </style:style>
  </office:automatic-styles>
  <office:body>
    <office:text text:use-soft-page-breaks="true">
      <text:list text:style-name="LFO1" text:continue-numbering="true">
        <text:list-item>
          <text:p text:style-name="P1">Oxford University Press, 2020, Oxford Dictionary</text:p>
        </text:list-item>
        <text:list-item>
          <text:p text:style-name="P2">ASAM, 2011, Public policy statement: definition of addiction</text:p>
        </text:list-item>
        <text:list-item>
          <text:p text:style-name="P3">NIH News in Health, 2015, Biology of Addiction</text:p>
        </text:list-item>
        <text:list-item>
          <text:p text:style-name="P4">Heather. N,<text:s/>2017,<text:s/>Rethinking Addiction</text:p>
        </text:list-item>
        <text:list-item>
          <text:p text:style-name="P5">Vohs. K,<text:s/>Baumeister. R, 2009, Addiction and Free Will</text:p>
        </text:list-item>
        <text:list-item>
          <text:p text:style-name="P6">Hoffman. R. S, Goldfrank. L. R, 1990, The Impact of Drug Abuse and Addiction on Society, Pg 467</text:p>
        </text:list-item>
        <text:list-item>
          <text:p text:style-name="P7">Hazelden Betty Ford, The Brain Disease Model of Addiction, Url:<text:s/><text:a xlink:href="https://www.hazeldenbettyford.org/research-studies/addiction-research/:~:text=The%20brain%20disease%20model%20of%20addiction%20is%20less%20stigmatizing%20than,developed%20to%20address%20the%20disea" office:target-frame-name="_top" xlink:show="replace"><text:span text:style-name="Hyperlink">The Brain Disease Model of Addiction | Hazelden Betty Ford</text:span></text:a></text:p>
        </text:list-item>
        <text:list-item>
          <text:p text:style-name="P8">Heather. N, Best. D, Kawalek. A, Field. M, Lewis. M, Rotgers. F, Wiers. R. W, Heim. D, 2018, Challenging the brain disease model of addiction: European launch of the addiction theory network</text:p>
        </text:list-item>
        <text:list-item>
          <text:p text:style-name="P9">Hall. W, Carter. A, Forlini. C, 2014, The BDMA: is it supported by the evidence and has it delivered in its promises?</text:p>
        </text:list-item>
        <text:list-item>
          <text:p text:style-name="P10">Griffiths. M, 1993, Fruit machine addictions in Adolescence, Journal of gambling studies</text:p>
        </text:list-item>
        <text:list-item>
          <text:p text:style-name="P11">Griffiths. M, 1995, Technological Addictions, Clinical Psychology Forum</text:p>
        </text:list-item>
        <text:list-item>
          <text:p text:style-name="P12">Savci. M, Aysan. F, 2017, Technological addictions and social connectedness…</text:p>
        </text:list-item>
        <text:list-item>
          <text:p text:style-name="P13">Levounis. P, Sherer. J, 2022, Technological Addictions</text:p>
        </text:list-item>
        <text:list-item>
          <text:p text:style-name="P14">Kumar. M, Mondal. A, 2018, A study on internet addiction and it’s relation to psychopathology….</text:p>
        </text:list-item>
        <text:list-item>
          <text:p text:style-name="P15">Cai. J, Tong. Qingchun, 2022, Anatomy and Function of Ventral Tegmental Area Glutamate Neurons</text:p>
        </text:list-item>
        <text:list-item>
          <text:p text:style-name="P16">Tulubas. T, Karakose. T, Papadakis. S, 2023,<text:s/>A Holistic Investigation of the Relationship between Digital Addiction and Academic Achievement among Students</text:p>
        </text:list-item>
        <text:list-item>
          <text:p text:style-name="P17">Mind.org, 2023, Url:<text:s/><text:a xlink:href="https://www.mind.org.uk/information-support/types-of-mental-health-problems/obsessive-compulsive-disorder-ocd/about-ocd/#WhatIsOCD" office:target-frame-name="_top" xlink:show="replace"><text:span text:style-name="Hyperlink">https://www.mind.org.uk/information-support/types-of-mental-health-problems/obsessive-compulsive-disorder-ocd/about-ocd/#WhatIsOCD</text:span></text:a></text:p>
        </text:list-item>
        <text:list-item>
          <text:p text:style-name="P18">Mahmood. O, Hadad. S, Sayed. A. T, 2022, The association between Internet Addiction and sleep quality among Sohag University medical students</text:p>
        </text:list-item>
        <text:list-item>
          <text:p text:style-name="P19">National institute of Health, 2006, Detoxification and Substance Abuse Treatment, URL:<text:s/><text:a xlink:href="https://www.ncbi.nlm.nih.gov/books/NBK64119/#:~:text=Detoxification%20is%20a%20set%20of,by%20the%20abuse%20of%20substances." office:target-frame-name="_top" xlink:show="replace"><text:span text:style-name="T20">1 Overview, Essential Concepts, and Definitions in Detoxification - Detoxification and Substance Abuse Treatment - NCBI Bookshelf (nih.gov)</text:span></text:a></text:p>
        </text:list-item>
        <text:list-item>
          <text:p text:style-name="P21">Lipton. D. S, Maranda. M. J, 1982, Detoxification from Heroin dependency</text:p>
        </text:list-item>
        <text:list-item>
          <text:p text:style-name="P22">Watson. S, 2020,<text:s/>Is It Safe to Quit Substances Cold Turkey? Here’s What to Consider, Healthline Journal</text:p>
        </text:list-item>
        <text:list-item>
          <text:p text:style-name="P23">Moore. A. D, 2018, Python GUI Programming with Tkinter: Develop responsive and powerful GUI</text:p>
        </text:list-item>
        <text:list-item>
          <text:p text:style-name="P24">Clarke. J, Connors. J, Bruno. E.J, 2009, JavaFX: Developing rich internet applications</text:p>
        </text:list-item>
        <text:list-item>
          <text:p text:style-name="P25">Summerfield. M, 2010, Advanced QT Programming…</text:p>
        </text:list-item>
      </text:list>
      <text:p text:style-name="Normal"/>
      <text:p text:style-name="Normal"/>
      <text:p text:style-name="Normal"/>
      <text:p text:style-name="Normal"/>
      <text:p text:style-name="Normal"/>
      <text:soft-page-break/>
      <text:p text:style-name="Normal">Bibliography:</text:p>
      <text:p text:style-name="Normal"/>
      <text:list text:style-name="LFO1" text:continue-numbering="true">
        <text:list-item>
          <text:p text:style-name="P26">Oxford University Press, 2020, Oxford Dictionary</text:p>
        </text:list-item>
        <text:list-item>
          <text:p text:style-name="P27">ASAM, 2011, Public policy statement: definition of addiction</text:p>
        </text:list-item>
        <text:list-item>
          <text:p text:style-name="P28">NIH News in Health, 2015, Biology of Addiction</text:p>
        </text:list-item>
        <text:list-item>
          <text:p text:style-name="P29">Heather. N,<text:s/>2017,<text:s/>Rethinking Addiction</text:p>
        </text:list-item>
        <text:list-item>
          <text:p text:style-name="P30">Vohs. K,<text:s/>Baumeister. R, 2009, Addiction and Free Will</text:p>
        </text:list-item>
        <text:list-item>
          <text:p text:style-name="P31">Hoffman. R. S, Goldfrank. L. R, 1990, The Impact of Drug Abuse and Addiction on Society, Pg 467</text:p>
        </text:list-item>
        <text:list-item>
          <text:p text:style-name="P32">Hazelden Betty Ford, The Brain Disease Model of Addiction, Url:<text:s/><text:a xlink:href="https://www.hazeldenbettyford.org/research-studies/addiction-research/:~:text=The%20brain%20disease%20model%20of%20addiction%20is%20less%20stigmatizing%20than,developed%20to%20address%20the%20disea" office:target-frame-name="_top" xlink:show="replace"><text:span text:style-name="Hyperlink">The Brain Disease Model of Addiction | Hazelden Betty Ford</text:span></text:a></text:p>
        </text:list-item>
        <text:list-item>
          <text:p text:style-name="P33">Heather. N, Best. D, Kawalek. A, Field. M, Lewis. M, Rotgers. F, Wiers. R. W, Heim. D, 2018, Challenging the brain disease model of addiction: European launch of the addiction theory network</text:p>
        </text:list-item>
        <text:list-item>
          <text:p text:style-name="P34">Hall. W, Carter. A, Forlini. C, 2014, The BDMA: is it supported by the evidence and has it delivered in its promises?</text:p>
        </text:list-item>
        <text:list-item>
          <text:p text:style-name="P35">Griffiths. M, 1993, Fruit machine addictions in Adolescence, Journal of gambling studies</text:p>
        </text:list-item>
        <text:list-item>
          <text:p text:style-name="P36">Griffiths. M, 1995, Technological Addictions, Clinical Psychology Forum</text:p>
        </text:list-item>
        <text:list-item>
          <text:p text:style-name="P37">Savci. M, Aysan. F, 2017, Technological addictions and social connectedness…</text:p>
        </text:list-item>
        <text:list-item>
          <text:p text:style-name="P38">Levounis. P, Sherer. J, 2022, Technological Addictions</text:p>
        </text:list-item>
        <text:list-item>
          <text:p text:style-name="P39">Kumar. M, Mondal. A, 2018, A study on internet addiction and it’s relation to psychopathology….</text:p>
        </text:list-item>
        <text:list-item>
          <text:p text:style-name="P40">Cai. J, Tong. Qingchun, 2022, Anatomy and Function of Ventral Tegmental Area Glutamate Neurons</text:p>
        </text:list-item>
        <text:list-item>
          <text:p text:style-name="P41">Tulubas. T, Karakose. T, Papadakis. S, 2023,<text:s/>A Holistic Investigation of the Relationship between Digital Addiction and Academic Achievement among Students</text:p>
        </text:list-item>
        <text:list-item>
          <text:p text:style-name="P42">Mind.org, 2023, Url:<text:s/><text:a xlink:href="https://www.mind.org.uk/information-support/types-of-mental-health-problems/obsessive-compulsive-disorder-ocd/about-ocd/#WhatIsOCD" office:target-frame-name="_top" xlink:show="replace"><text:span text:style-name="Hyperlink">https://www.mind.org.uk/information-support/types-of-mental-health-problems/obsessive-compulsive-disorder-ocd/about-ocd/#WhatIsOCD</text:span></text:a></text:p>
        </text:list-item>
        <text:list-item>
          <text:p text:style-name="P43">Mahmood. O, Hadad. S, Sayed. A. T, 2022, The association between Internet Addiction and sleep quality among Sohag University medical students</text:p>
        </text:list-item>
        <text:list-item>
          <text:p text:style-name="P44">National institute of Health, 2006, Detoxification and Substance Abuse Treatment, URL:<text:s/><text:a xlink:href="https://www.ncbi.nlm.nih.gov/books/NBK64119/#:~:text=Detoxification%20is%20a%20set%20of,by%20the%20abuse%20of%20substances." office:target-frame-name="_top" xlink:show="replace"><text:span text:style-name="T45">1 Overview, Essential Concepts, and Definitions in Detoxification - Detoxification and Substance Abuse Treatment - NCBI Bookshelf (nih.gov)</text:span></text:a></text:p>
        </text:list-item>
        <text:list-item>
          <text:p text:style-name="P46">Lipton. D. S, Maranda. M. J, 1982, Detoxification from Heroin dependency</text:p>
        </text:list-item>
        <text:list-item>
          <text:p text:style-name="P47">Watson. S, 2020,<text:s/>Is It Safe to Quit Substances Cold Turkey? Here’s What to Consider, Healthline Journal</text:p>
        </text:list-item>
        <text:list-item>
          <text:p text:style-name="P48">Moore. A. D, 2018, Python GUI Programming with Tkinter: Develop responsive and powerful GUI.</text:p>
        </text:list-item>
        <text:list-item>
          <text:p text:style-name="P49">Clarke. J, Connors. J, Bruno. E.J, 2009, JavaFX: Developing rich internet applications.</text:p>
        </text:list-item>
        <text:list-item>
          <text:p text:style-name="P50">Summerfield. M, 2010, Advanced QT Programming…</text:p>
        </text:list-item>
        <text:list-item>
          <text:p text:style-name="P51"><text:span text:style-name="T52">Koob</text:span><text:span text:style-name="T53">.</text:span><text:span text:style-name="T54"><text:s/>G, Volkow</text:span><text:span text:style-name="T55">.</text:span><text:span text:style-name="T56"><text:s/>N</text:span><text:span text:style-name="T57">, 2010,<text:s/></text:span><text:span text:style-name="T58">Neurocircuitry of Addiction. </text:span></text:p>
        </text:list-item>
        <text:list-item>
          <text:p text:style-name="P59">Gerhart. N, 2017, Technology Addiction: How Social Network Sites Impact our Lives</text:p>
        </text:list-item>
        <text:list-item>
          <text:p text:style-name="P60">Bandawar.<text:s/>M, Narasimha.<text:s/>VL, Chand.<text:s/>P,<text:s/>2018,<text:s/>Use<text:s/>of digital technology in addiction disorders.</text:p>
        </text:list-item>
        <text:list-item>
          <text:p text:style-name="P61">Karagkasidis. A, 2008, Developing GUI Applications: Architectural Patterns Revisited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uhammed Khidr [Student-PECS]</meta:initial-creator>
    <dc:creator>Muhammed Khidr [Student-PECS]</dc:creator>
    <meta:creation-date>2024-01-24T15:52:00Z</meta:creation-date>
    <dc:date>2024-01-24T18:31:00Z</dc:date>
    <meta:template xlink:href="Normal" xlink:type="simple"/>
    <meta:editing-cycles>3</meta:editing-cycles>
    <meta:editing-duration>PT9060S</meta:editing-duration>
    <meta:document-statistic meta:page-count="3" meta:paragraph-count="12" meta:word-count="938" meta:character-count="6274" meta:row-count="44" meta:non-whitespace-character-count="5348"/>
  </office:meta>
</office:document-meta>
</file>